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4e0d1" officeooo:paragraph-rsid="0004e0d1"/>
    </style:style>
    <style:style style:name="P2" style:family="paragraph" style:parent-style-name="Preformatted_20_Text">
      <style:text-properties fo:color="#000000" style:font-name="DejaVu Sans Mono" officeooo:rsid="0004e0d1" officeooo:paragraph-rsid="0004e0d1"/>
    </style:style>
    <style:style style:name="P3" style:family="paragraph" style:parent-style-name="Preformatted_20_Text">
      <style:text-properties fo:color="#000000" style:font-name="DejaVu Sans Mono" fo:font-weight="bold" officeooo:rsid="0004e0d1" officeooo:paragraph-rsid="0004e0d1" style:font-weight-asian="bold" style:font-weight-complex="bold"/>
    </style:style>
    <style:style style:name="P4" style:family="paragraph" style:parent-style-name="Preformatted_20_Text">
      <style:text-properties fo:color="#000000" style:font-name="DejaVu Sans Mono" fo:font-weight="bold" officeooo:rsid="0005d0cc" officeooo:paragraph-rsid="0005d0cc" style:font-weight-asian="bold" style:font-weight-complex="bold"/>
    </style:style>
    <style:style style:name="P5" style:family="paragraph" style:parent-style-name="Preformatted_20_Text">
      <style:text-properties fo:color="#000000" style:font-name="DejaVu Sans Mono" officeooo:rsid="0005d0cc" officeooo:paragraph-rsid="0005d0cc"/>
    </style:style>
    <style:style style:name="P6" style:family="paragraph" style:parent-style-name="Preformatted_20_Text">
      <style:text-properties fo:color="#000000" style:font-name="DejaVu Sans Mono" officeooo:rsid="0006735a" officeooo:paragraph-rsid="0006735a"/>
    </style:style>
    <style:style style:name="P7" style:family="paragraph" style:parent-style-name="Preformatted_20_Text">
      <style:text-properties fo:color="#000000" style:font-name="DejaVu Sans Mono" officeooo:paragraph-rsid="0006735a"/>
    </style:style>
    <style:style style:name="P8" style:family="paragraph" style:parent-style-name="Preformatted_20_Text">
      <style:text-properties fo:color="#000000" style:font-name="DejaVu Sans Mono" officeooo:rsid="000d312f" officeooo:paragraph-rsid="000d312f"/>
    </style:style>
    <style:style style:name="P9" style:family="paragraph" style:parent-style-name="Preformatted_20_Text">
      <style:text-properties fo:color="#000000" style:font-name="Liberation Serif" fo:font-size="12pt" style:text-underline-style="solid" style:text-underline-width="auto" style:text-underline-color="font-color" fo:font-weight="bold" officeooo:rsid="0005d0cc" officeooo:paragraph-rsid="0005d0cc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color="#000000" style:font-name="Liberation Serif" fo:font-size="12pt" style:text-underline-style="solid" style:text-underline-width="auto" style:text-underline-color="font-color" fo:font-weight="bold" officeooo:rsid="0006735a" officeooo:paragraph-rsid="0006735a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weight="bold" officeooo:rsid="0005d0cc" officeooo:paragraph-rsid="0005d0cc" style:font-weight-asian="bold" style:font-weight-complex="bold"/>
    </style:style>
    <style:style style:name="P12" style:family="paragraph" style:parent-style-name="Preformatted_20_Text">
      <style:text-properties fo:color="#808080" style:font-name="DejaVu Sans Mono" fo:font-style="italic" officeooo:rsid="0004e0d1" officeooo:paragraph-rsid="0004e0d1"/>
    </style:style>
    <style:style style:name="P13" style:family="paragraph" style:parent-style-name="Preformatted_20_Text">
      <style:text-properties officeooo:rsid="0005d0cc" officeooo:paragraph-rsid="0006735a"/>
    </style:style>
    <style:style style:name="P14" style:family="paragraph" style:parent-style-name="Preformatted_20_Text">
      <style:text-properties officeooo:paragraph-rsid="0005d0cc"/>
    </style:style>
    <style:style style:name="P15" style:family="paragraph" style:parent-style-name="Preformatted_20_Text">
      <style:text-properties officeooo:rsid="0009141c" officeooo:paragraph-rsid="0009141c"/>
    </style:style>
    <style:style style:name="P16" style:family="paragraph" style:parent-style-name="Preformatted_20_Text">
      <style:text-properties officeooo:rsid="0009cb7f" officeooo:paragraph-rsid="0009cb7f"/>
    </style:style>
    <style:style style:name="P17" style:family="paragraph" style:parent-style-name="Preformatted_20_Text">
      <style:text-properties officeooo:rsid="000fee19" officeooo:paragraph-rsid="000fee19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0eb4ca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6735a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b5603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weight="bold" officeooo:rsid="000b5603" officeooo:paragraph-rsid="000b5603" style:font-weight-asian="bold" style:font-weight-complex="bold"/>
    </style:style>
    <style:style style:name="P2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weight="normal" officeooo:rsid="000b5603" officeooo:paragraph-rsid="000b5603" style:font-weight-asian="normal" style:font-weight-complex="normal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0000" officeooo:paragraph-rsid="0009141c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000000" officeooo:rsid="000b5603" officeooo:paragraph-rsid="000b5603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000000" fo:font-weight="normal" officeooo:rsid="000b5603" officeooo:paragraph-rsid="000b5603" style:font-weight-asian="normal" style:font-weight-complex="normal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bold" officeooo:rsid="000b5603" officeooo:paragraph-rsid="000b5603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style:text-underline-style="solid" style:text-underline-width="auto" style:text-underline-color="font-color" fo:font-weight="bold" officeooo:rsid="000b5603" officeooo:paragraph-rsid="000b5603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808080" officeooo:rsid="000b5603" officeooo:paragraph-rsid="000b5603"/>
    </style:style>
    <style:style style:name="P32" style:family="paragraph" style:parent-style-name="Preformatted_20_Text">
      <style:text-properties fo:color="#000000"/>
    </style:style>
    <style:style style:name="P33" style:family="paragraph" style:parent-style-name="Preformatted_20_Text">
      <style:text-properties fo:color="#000000" style:font-name="DejaVu Sans Mono"/>
    </style:style>
    <style:style style:name="P34" style:family="paragraph" style:parent-style-name="Standard">
      <style:text-properties officeooo:rsid="0004e0d1" officeooo:paragraph-rsid="0004e0d1"/>
    </style:style>
    <style:style style:name="P35" style:family="paragraph" style:parent-style-name="Standard">
      <style:text-properties fo:font-weight="bold" officeooo:rsid="0004e0d1" officeooo:paragraph-rsid="0004e0d1" style:font-weight-asian="bold" style:font-weight-complex="bold"/>
    </style:style>
    <style:style style:name="P36" style:family="paragraph" style:parent-style-name="Standard">
      <style:text-properties fo:font-size="18pt" fo:font-weight="bold" officeooo:rsid="0004e0d1" officeooo:paragraph-rsid="0004e0d1" style:font-size-asian="18pt" style:font-weight-asian="bold" style:font-size-complex="18pt" style:font-weight-complex="bold"/>
    </style:style>
    <style:style style:name="P37" style:family="paragraph" style:parent-style-name="Standard">
      <style:text-properties officeooo:rsid="0005d0cc" officeooo:paragraph-rsid="0005d0cc"/>
    </style:style>
    <style:style style:name="P38" style:family="paragraph" style:parent-style-name="Standard">
      <style:text-properties officeooo:rsid="0009141c" officeooo:paragraph-rsid="0009141c"/>
    </style:style>
    <style:style style:name="P39" style:family="paragraph" style:parent-style-name="Standard">
      <style:text-properties officeooo:rsid="0009141c" officeooo:paragraph-rsid="000d312f"/>
    </style:style>
    <style:style style:name="P40" style:family="paragraph" style:parent-style-name="Standard">
      <style:text-properties officeooo:rsid="0009cb7f" officeooo:paragraph-rsid="000d312f"/>
    </style:style>
    <style:style style:name="P41" style:family="paragraph" style:parent-style-name="Standard">
      <style:text-properties officeooo:rsid="000d312f" officeooo:paragraph-rsid="000d312f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04e0d1" officeooo:paragraph-rsid="0004e0d1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05d0cc" officeooo:paragraph-rsid="0005d0cc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09141c" officeooo:paragraph-rsid="0009141c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09cb7f" officeooo:paragraph-rsid="0009cb7f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09cb7f" officeooo:paragraph-rsid="000d312f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0d312f" officeooo:paragraph-rsid="000d312f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0fee19" officeooo:paragraph-rsid="000fee19" style:font-weight-asian="bold" style:font-weight-complex="bold"/>
    </style:style>
    <style:style style:name="P49" style:family="paragraph" style:parent-style-name="Standard">
      <style:text-properties officeooo:rsid="000fee19" officeooo:paragraph-rsid="000fee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b4ca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fo:font-weight="bold" officeooo:rsid="0006735a"/>
    </style:style>
    <style:style style:name="T6" style:family="text">
      <style:text-properties fo:color="#000080" style:font-name="DejaVu Sans Mono"/>
    </style:style>
    <style:style style:name="T7" style:family="text">
      <style:text-properties fo:color="#000080" style:font-name="DejaVu Sans Mono" fo:font-weight="bold"/>
    </style:style>
    <style:style style:name="T8" style:family="text">
      <style:text-properties fo:color="#000080" fo:font-style="italic" fo:font-weight="bold" officeooo:rsid="000b5603" style:font-weight-asian="bold" style:font-weight-complex="bold"/>
    </style:style>
    <style:style style:name="T9" style:family="text">
      <style:text-properties fo:color="#000080" officeooo:rsid="00073641"/>
    </style:style>
    <style:style style:name="T10" style:family="text">
      <style:text-properties fo:color="#808080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officeooo:rsid="00073641"/>
    </style:style>
    <style:style style:name="T13" style:family="text">
      <style:text-properties style:font-name="DejaVu Sans Mono" officeooo:rsid="0009141c"/>
    </style:style>
    <style:style style:name="T14" style:family="text">
      <style:text-properties style:font-name="DejaVu Sans Mono" fo:font-style="italic"/>
    </style:style>
    <style:style style:name="T15" style:family="text">
      <style:text-properties style:font-name="DejaVu Sans Mono" officeooo:rsid="000b5603"/>
    </style:style>
    <style:style style:name="T16" style:family="text">
      <style:text-properties officeooo:rsid="0005d0cc"/>
    </style:style>
    <style:style style:name="T17" style:family="text">
      <style:text-properties fo:color="#000000" style:font-name="DejaVu Sans Mono"/>
    </style:style>
    <style:style style:name="T18" style:family="text">
      <style:text-properties fo:color="#000000" style:font-name="DejaVu Sans Mono" officeooo:rsid="0005d0cc"/>
    </style:style>
    <style:style style:name="T19" style:family="text">
      <style:text-properties officeooo:rsid="0006735a"/>
    </style:style>
    <style:style style:name="T20" style:family="text">
      <style:text-properties fo:color="#0000ff"/>
    </style:style>
    <style:style style:name="T21" style:family="text">
      <style:text-properties fo:color="#0000ff" officeooo:rsid="0006735a"/>
    </style:style>
    <style:style style:name="T22" style:family="text">
      <style:text-properties fo:color="#0000ff" officeooo:rsid="00073641"/>
    </style:style>
    <style:style style:name="T23" style:family="text">
      <style:text-properties officeooo:rsid="00073641"/>
    </style:style>
    <style:style style:name="T24" style:family="text">
      <style:text-properties officeooo:rsid="0009141c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officeooo:rsid="00073641"/>
    </style:style>
    <style:style style:name="T28" style:family="text">
      <style:text-properties style:text-underline-style="none"/>
    </style:style>
    <style:style style:name="T29" style:family="text">
      <style:text-properties fo:color="#008000" fo:font-weight="bold"/>
    </style:style>
    <style:style style:name="T30" style:family="text">
      <style:text-properties fo:color="#008000" style:font-name="DejaVu Sans Mono" fo:font-weight="bold"/>
    </style:style>
    <style:style style:name="T31" style:family="text">
      <style:text-properties fo:font-style="italic" fo:font-weight="bold" officeooo:rsid="000b5603" style:font-weight-asian="bold" style:font-weight-complex="bold"/>
    </style:style>
    <style:style style:name="T32" style:family="text">
      <style:text-properties officeooo:rsid="00073641" fo:background-color="#ffe4ff" loext:char-shading-value="0"/>
    </style:style>
    <style:style style:name="T33" style:family="text">
      <style:text-properties officeooo:rsid="000d312f"/>
    </style:style>
    <style:style style:name="T34" style:family="text">
      <style:text-properties officeooo:rsid="000eb4ca"/>
    </style:style>
    <style:style style:name="T35" style:family="text">
      <style:text-properties style:font-name="Liberation Serif" fo:font-weight="bold" officeooo:rsid="000eb4ca" style:font-weight-asian="bold" style:font-weight-complex="bold"/>
    </style:style>
    <style:style style:name="T36" style:family="text">
      <style:text-properties style:font-name="Liberation Serif" fo:font-size="12pt" fo:font-weight="bold" officeooo:rsid="000eb4ca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12pt" style:text-underline-style="solid" style:text-underline-width="auto" style:text-underline-color="font-color" fo:font-weight="bold" officeooo:rsid="000eb4ca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huleta python</text:p>
      <text:p text:style-name="P34"/>
      <text:p text:style-name="P34"/>
      <text:p text:style-name="P42">Funciones y sus parametros</text:p>
      <text:p text:style-name="P42"/>
      <text:p text:style-name="P2"><text:span text:style-name="T4">def </text:span>disponible(p,actualC,actualR,destinoC,destinoR):</text:p>
      <text:p text:style-name="P35"/>
      <text:p text:style-name="P42">Declarar lista y diccionario. Recordad listas son inmutables</text:p>
      <text:p text:style-name="P34">lista=[]</text:p>
      <text:p text:style-name="P34">diccionario={}</text:p>
      <text:p text:style-name="P35"/>
      <text:p text:style-name="P43">Añadir a una lista</text:p>
      <text:p text:style-name="P38">lista.append(x) #Al final</text:p>
      <text:p text:style-name="P38">[x].append(lista) # Al principio</text:p>
      <text:p text:style-name="P34"/>
      <text:p text:style-name="P42">Unir dos lista<text:span text:style-name="T16">s</text:span></text:p>
      <text:p text:style-name="P3"><text:span text:style-name="T3">from </text:span>heapq <text:span text:style-name="T3">import </text:span>merge</text:p>
      <text:p text:style-name="P34">x=merge(l1,l2)</text:p>
      <text:p text:style-name="P35"/>
      <text:p text:style-name="P44">Ordenar una lista</text:p>
      <text:p text:style-name="P15">nombres.sort() #Ascendente</text:p>
      <text:p text:style-name="P15">nombres.sort(reverse=True) <text:s/>#<text:span text:style-name="T28">Descendente</text:span></text:p>
      <text:p text:style-name="P38"><text:bookmark-start text:name="__DdeLink__6_1380097688"/></text:p>
      <text:p text:style-name="P45">Ordenar con funcion de comparacion Python 2.7<text:bookmark-end text:name="__DdeLink__6_1380097688"/></text:p>
      <text:p text:style-name="P16">&gt;&gt;&gt; def numeric_compare(x, y):</text:p>
      <text:p text:style-name="Preformatted_20_Text"><text:bookmark text:name="line-2-13"/><text:s text:c="8"/>return x - y</text:p>
      <text:p text:style-name="Preformatted_20_Text"><text:bookmark text:name="line-3-10"/>&gt;&gt;&gt; sorted([5, 2, 4, 1, 3], cmp=numeric_compare)</text:p>
      <text:p text:style-name="P18"><text:bookmark text:name="line-4-8"/>[1, 2, 3, 4, 5]</text:p>
      <text:p text:style-name="P39"/>
      <text:p text:style-name="P46">Ordenar con funcion de comparacion Python <text:span text:style-name="T33">3</text:span></text:p>
      <text:p text:style-name="P16"><text:span text:style-name="Source_20_Text">my_alphabet = ['a', 'b', 'c']</text:span></text:p>
      <text:p text:style-name="Preformatted_20_Text"/>
      <text:p text:style-name="Preformatted_20_Text"><text:span text:style-name="Source_20_Text">def custom_key(word):</text:span></text:p>
      <text:p text:style-name="Preformatted_20_Text"><text:span text:style-name="Source_20_Text"><text:s text:c="3"/>numbers = []</text:span></text:p>
      <text:p text:style-name="Preformatted_20_Text"><text:span text:style-name="Source_20_Text"><text:s text:c="3"/>for letter in word:</text:span></text:p>
      <text:p text:style-name="Preformatted_20_Text"><text:span text:style-name="Source_20_Text"><text:s text:c="6"/>numbers.append(my_alphabet.index(letter))</text:span></text:p>
      <text:p text:style-name="Preformatted_20_Text"><text:span text:style-name="Source_20_Text"><text:s text:c="3"/>return numbers</text:span></text:p>
      <text:p text:style-name="Preformatted_20_Text"/>
      <text:p text:style-name="Preformatted_20_Text"><text:span text:style-name="Source_20_Text">x=['cbaba', 'ababa', 'bbaa']</text:span></text:p>
      <text:p text:style-name="P18"><text:span text:style-name="Source_20_Text">x.sort(key=custom_key)</text:span></text:p>
      <text:p text:style-name="P18"><text:span text:style-name="Source_20_Text"/></text:p>
      <text:p text:style-name="P19"><text:span text:style-name="Source_20_Text"><text:span text:style-name="T37">Diccionario ordenado</text:span></text:span></text:p>
      <text:p text:style-name="P19"><text:span text:style-name="Source_20_Text">from collections import OrderedDict</text:span></text:p>
      <text:p text:style-name="Preformatted_20_Text"><text:span text:style-name="Source_20_Text">from operator import itemgetter <text:s text:c="3"/></text:span></text:p>
      <text:p text:style-name="Preformatted_20_Text"/>
      <text:p text:style-name="Preformatted_20_Text"><text:span text:style-name="Source_20_Text">d = {"aa": 3, "bb": 4, "cc": 2, "dd": 1}</text:span></text:p>
      <text:p text:style-name="P18"><text:span text:style-name="Source_20_Text">print(OrderedDict(sorted(d.items(), itemgetter(1), True)))</text:span></text:p>
      <text:p text:style-name="P19"><text:span text:style-name="Source_20_Text"/></text:p>
      <text:p text:style-name="P19"><text:span text:style-name="Source_20_Text"/></text:p>
      <text:p text:style-name="P47"><text:soft-page-break/>Copiar listas</text:p>
      <text:p text:style-name="P41"/>
      <text:p text:style-name="P8"><text:span text:style-name="T4">from </text:span>copy <text:span text:style-name="T4">import </text:span>copy, deepcopy</text:p>
      <text:p text:style-name="P8">p2 = deepcopy(p)</text:p>
      <text:p text:style-name="P40"/>
      <text:p text:style-name="P48">Copiar diccionario</text:p>
      <text:p text:style-name="P17"><text:span text:style-name="Source_20_Text"/></text:p>
      <text:p text:style-name="P17"><text:span text:style-name="Source_20_Text">original = dict(a=1, b=2, c=dict(d=4, e=5))</text:span></text:p>
      <text:p text:style-name="P18"><text:span text:style-name="Source_20_Text">new = original.copy()</text:span></text:p>
      <text:p text:style-name="P49"/>
      <text:p text:style-name="P34"><text:line-break/><text:span text:style-name="T26">Convertir a lista</text:span></text:p>
      <text:p text:style-name="P34">x=list(loquesea)</text:p>
      <text:p text:style-name="P34"/>
      <text:p text:style-name="P42">Eliminar duplicados de una lista</text:p>
      <text:p text:style-name="P12">#Elimina entradas duplicadas de una lista</text:p>
      <text:p text:style-name="P33"><text:span text:style-name="T4">def </text:span><text:span text:style-name="T10">eliminarDuplicadosLista</text:span>(l):</text:p>
      <text:p text:style-name="P20"><text:s text:c="4"/><text:span text:style-name="T7">return </text:span><text:span text:style-name="T11">list(set(l))</text:span></text:p>
      <text:p text:style-name="P42">Lista de rangos numericos</text:p>
      <text:p text:style-name="P1">range(0, 10)</text:p>
      <text:p text:style-name="P34"/>
      <text:p text:style-name="P37">Me saca una lista con los numeros del 0 al 9 (10 no incluido)</text:p>
      <text:p text:style-name="P37"/>
      <text:p text:style-name="P43">Rellenar con ceros</text:p>
      <text:p text:style-name="P11"><text:span text:style-name="T6">import </text:span><text:span text:style-name="T17">numpy </text:span><text:span text:style-name="T6">as </text:span><text:span text:style-name="T17">np</text:span></text:p>
      <text:p text:style-name="P5">p = np.zeros((2,1))</text:p>
      <text:p text:style-name="P4"/>
      <text:p text:style-name="P9">Ceros en 2 filas y una columna</text:p>
      <text:p text:style-name="P14"><text:span text:style-name="T18">p([[ 0.],</text:span>[ 0.]])</text:p>
      <text:p text:style-name="P5"/>
      <text:p text:style-name="P10">Parametros desde consola</text:p>
      <text:p text:style-name="P7"><text:span text:style-name="T5">import </text:span><text:span text:style-name="T19">sys</text:span></text:p>
      <text:p text:style-name="P22"><text:span text:style-name="T19">nombreMaximoAntiguo=sys.argv[</text:span><text:span text:style-name="T21">1</text:span><text:span text:style-name="T19">]</text:span></text:p>
      <text:p text:style-name="P10">SPLIT Y MAP</text:p>
      <text:p text:style-name="P6">R,C,L,H=map(int, input().split())</text:p>
      <text:p text:style-name="P6"/>
      <text:p text:style-name="P6"><text:span text:style-name="T24">#</text:span>Divide la entrada en tokens y la mapea a cada variable</text:p>
      <text:p text:style-name="P6"><text:span text:style-name="T4">for </text:span>_ <text:span text:style-name="T4">in </text:span>range(R):</text:p>
      <text:p text:style-name="P26"><text:s text:c="4"/><text:span text:style-name="T11">pizza.append(input())</text:span></text:p>
      <text:p text:style-name="P26"><text:span text:style-name="T13">#</text:span><text:span text:style-name="T12">Lee R filas completas (una string por fila)</text:span></text:p>
      <text:p text:style-name="P30"><text:span text:style-name="T23">N</text:span>umeros aleatorios</text:p>
      <text:p text:style-name="P24"><text:span text:style-name="T9">import </text:span><text:span text:style-name="T23">random</text:span></text:p>
      <text:p text:style-name="P25"><text:span text:style-name="T32">x</text:span><text:span text:style-name="T23">=random.randint(</text:span><text:span text:style-name="T22">0</text:span><text:span text:style-name="T23">,</text:span><text:span text:style-name="T22">1</text:span><text:span text:style-name="T20">0</text:span><text:span text:style-name="T23">)</text:span></text:p>
      <text:p text:style-name="P28"><text:span text:style-name="T12">#</text:span><text:span text:style-name="T11">Numero entre 0 y 10 ambos incluidos</text:span></text:p>
      <text:p text:style-name="P29"/>
      <text:p text:style-name="P29"/>
      <text:p text:style-name="P29"><text:soft-page-break/><text:span text:style-name="T27">C</text:span><text:span text:style-name="T25">argar datos JSON</text:span></text:p>
      <text:p text:style-name="P23"><text:span text:style-name="T8">import </text:span><text:span text:style-name="T31">json</text:span></text:p>
      <text:p text:style-name="P23"><text:span text:style-name="T4">import </text:span>sys</text:p>
      <text:p text:style-name="P21"><text:span text:style-name="T4">import </text:span>os</text:p>
      <text:p text:style-name="P33"><text:span text:style-name="T4">if </text:span>os.path.isfile(nombreMaximoAntiguo+<text:span text:style-name="T29">'Precalculos.json'</text:span>):</text:p>
      <text:p text:style-name="P32"><text:s text:c="4"/><text:span text:style-name="T7">with </text:span><text:span text:style-name="T11">open(nombreMaximoAntiguo+</text:span><text:span text:style-name="T30">'Precalculos.json'</text:span><text:span text:style-name="T11">) </text:span><text:span text:style-name="T7">as </text:span><text:span text:style-name="T11">data_file:</text:span></text:p>
      <text:p text:style-name="P20"><text:s text:c="8"/><text:span text:style-name="T11">dicYaSolucionados = json.load(data_file)</text:span><text:span text:style-name="T15">¡</text:span></text:p>
      <text:p text:style-name="P30"><text:span text:style-name="T23">G</text:span>uardar datos en JSON</text:p>
      <text:p text:style-name="P31"><text:span text:style-name="T14">#Finalmente guardamos el precalculo</text:span></text:p>
      <text:p text:style-name="P33"><text:span text:style-name="T4">with </text:span>open(sys.argv[<text:span text:style-name="T20">1</text:span>]+<text:span text:style-name="T29">'Precalculos.json'</text:span>, <text:span text:style-name="T29">'w'</text:span>) <text:span text:style-name="T4">as </text:span>outfile:</text:p>
      <text:p text:style-name="P20"><text:s text:c="4"/><text:span text:style-name="T11">json.dump(dicYaSolucionados, outfile)</text:span></text:p>
      <text:p text:style-name="P27"><text:span text:style-name="T11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9:31:07.245086927</meta:creation-date>
    <dc:date>2017-02-22T20:09:34.022399676</dc:date>
    <meta:editing-duration>PT38M22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3" meta:paragraph-count="78" meta:word-count="282" meta:character-count="2192" meta:non-whitespace-character-count="1935"/>
  </office:meta>
</office:document-meta>
</file>